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, Courier, monospace, arial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fo:text-align="start" style:justify-single-word="false" fo:orphans="2" fo:widows="2" fo:text-indent="0in" style:auto-text-indent="false" fo:background-color="#ffffff">
        <style:background-image/>
      </style:paragraph-properties>
      <style:text-properties fo:font-variant="normal" fo:text-transform="none" fo:color="#000000" style:font-name="Courier New1" fo:font-size="10.5pt" fo:letter-spacing="normal" fo:font-style="normal" fo:font-weight="normal"/>
    </style:style>
    <style:style style:name="P2" style:family="paragraph" style:parent-style-name="Preformatted_20_Text">
      <style:paragraph-properties fo:margin-top="0in" fo:margin-bottom="0in" fo:text-align="start" style:justify-single-word="false" fo:orphans="2" fo:widows="2" fo:background-color="#ffffff">
        <style:background-image/>
      </style:paragraph-properties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margin-top="0in" fo:margin-bottom="0in" fo:text-align="start" style:justify-single-word="false" fo:orphans="2" fo:widows="2" fo:background-color="#ffffff">
        <style:background-image/>
      </style:paragraph-properties>
      <style:text-properties fo:font-variant="normal" fo:text-transform="none" fo:color="#000000" style:font-name="Courier New1" fo:font-size="10.5pt" fo:letter-spacing="normal" fo:font-style="normal" fo:font-weight="normal"/>
    </style:style>
    <style:style style:name="P4" style:family="paragraph" style:parent-style-name="Preformatted_20_Text">
      <style:paragraph-properties fo:margin-top="0in" fo:margin-bottom="0in" fo:text-align="start" style:justify-single-word="false" fo:orphans="2" fo:widows="2" fo:background-color="#ffffff">
        <style:background-image/>
      </style:paragraph-properties>
    </style:style>
    <style:style style:name="T1" style:family="text">
      <style:text-properties style:font-name="Courier New1" fo:font-size="10.5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ction openMenu() {</text:p>
      <text:p text:style-name="P2"><text:s text:c="4"/><text:span text:style-name="T1">document.body.classList.add("menu--open");</text:span></text:p>
      <text:p text:style-name="P3">}</text:p>
      <text:p text:style-name="P4"/>
      <text:p text:style-name="P3">function closeMenu() {</text:p>
      <text:p text:style-name="P2"><text:s text:c="4"/><text:span text:style-name="T1">document.body.classList.remove("menu--open");</text:span></text:p>
      <text:p text:style-name="P3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, Courier, monospace, arial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es Brown</meta:initial-creator>
    <meta:creation-date>2025-05-20T11:00:40.41</meta:creation-date>
    <meta:printed-by>Wes Brown</meta:printed-by>
    <meta:print-date>2025-05-20T11:00:56.42</meta:print-date>
    <meta:document-statistic meta:table-count="0" meta:image-count="0" meta:object-count="0" meta:page-count="1" meta:paragraph-count="6" meta:word-count="12" meta:character-count="140"/>
    <dc:date>2025-05-20T11:01:42.97</dc:date>
    <dc:creator>Wes Brown</dc:creator>
    <meta:editing-duration>PT1M2S</meta:editing-duration>
    <meta:editing-cycles>1</meta:editing-cycles>
    <meta:generator>OpenOffice/4.1.15$Win32 OpenOffice.org_project/4115m2$Build-9813</meta:generator>
  </office:meta>
</office:document-meta>
</file>